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/>
    <style:font-face style:name="Arial2" svg:font-family="Arial" style:font-family-generic="swiss"/>
    <style:font-face style:name="Arial1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9" style:family="table">
      <style:table-properties style:width="17cm" table:align="margins" style:may-break-between-rows="false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none"/>
    </style:style>
    <style:style style:name="Tabelle1" style:family="table">
      <style:table-properties style:width="12.425cm" table:align="left"/>
    </style:style>
    <style:style style:name="Tabelle1.A" style:family="table-column">
      <style:table-column-properties style:column-width="3.93cm"/>
    </style:style>
    <style:style style:name="Tabelle1.B" style:family="table-column">
      <style:table-column-properties style:column-width="8.495cm"/>
    </style:style>
    <style:style style:name="Tabelle1.1" style:family="table-row">
      <style:table-row-properties style:min-row-height="0.563cm"/>
    </style:style>
    <style:style style:name="Tabelle1.A1" style:family="table-cell">
      <style:table-cell-properties fo:background-color="transparent" fo:padding="0.049cm" fo:border="none">
        <style:background-image/>
      </style:table-cell-properties>
    </style:style>
    <style:style style:name="Tabelle1.B1" style:family="table-cell">
      <style:table-cell-properties fo:padding="0.049cm" fo:border="none"/>
    </style:style>
    <style:style style:name="Tabelle1.A2" style:family="table-cell">
      <style:table-cell-properties fo:padding="0.049cm" fo:border="none"/>
    </style:style>
    <style:style style:name="Tabelle1.B2" style:family="table-cell">
      <style:table-cell-properties fo:padding="0.049cm" fo:border="none"/>
    </style:style>
    <style:style style:name="Tabelle1.A3" style:family="table-cell">
      <style:table-cell-properties fo:padding="0.049cm" fo:border="none"/>
    </style:style>
    <style:style style:name="Tabelle1.B3" style:family="table-cell">
      <style:table-cell-properties fo:padding="0.049cm" fo:border="none"/>
    </style:style>
    <style:style style:name="Tabelle1.A4" style:family="table-cell">
      <style:table-cell-properties fo:padding="0.049cm" fo:border="none"/>
    </style:style>
    <style:style style:name="Tabelle1.B4" style:family="table-cell">
      <style:table-cell-properties fo:padding="0.049cm" fo:border="none"/>
    </style:style>
    <style:style style:name="Tabelle2" style:family="table">
      <style:table-properties style:width="16.806cm" table:align="margins"/>
    </style:style>
    <style:style style:name="Tabelle2.A" style:family="table-column">
      <style:table-column-properties style:column-width="4.168cm" style:rel-column-width="16253*"/>
    </style:style>
    <style:style style:name="Tabelle2.B" style:family="table-column">
      <style:table-column-properties style:column-width="4.233cm" style:rel-column-width="16507*"/>
    </style:style>
    <style:style style:name="Tabelle2.C" style:family="table-column">
      <style:table-column-properties style:column-width="4.182cm" style:rel-column-width="16308*"/>
    </style:style>
    <style:style style:name="Tabelle2.D" style:family="table-column">
      <style:table-column-properties style:column-width="4.223cm" style:rel-column-width="16467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8.206cm" table:align="margins"/>
    </style:style>
    <style:style style:name="Tabelle3.A" style:family="table-column">
      <style:table-column-properties style:column-width="2.734cm" style:rel-column-width="21835*"/>
    </style:style>
    <style:style style:name="Tabelle3.B" style:family="table-column">
      <style:table-column-properties style:column-width="2.736cm" style:rel-column-width="21849*"/>
    </style:style>
    <style:style style:name="Tabelle3.C" style:family="table-column">
      <style:table-column-properties style:column-width="2.736cm" style:rel-column-width="21851*"/>
    </style:style>
    <style:style style:name="Tabelle3.A1" style:family="table-cell">
      <style:table-cell-properties fo:padding="0.03cm" fo:border="none"/>
    </style:style>
    <style:style style:name="Tabelle4" style:family="table">
      <style:table-properties style:width="8.213cm" table:align="margins"/>
    </style:style>
    <style:style style:name="Tabelle4.A" style:family="table-column">
      <style:table-column-properties style:column-width="2.738cm" style:rel-column-width="21845*"/>
    </style:style>
    <style:style style:name="Tabelle4.A1" style:family="table-cell">
      <style:table-cell-properties fo:padding="0.03cm" fo:border="none"/>
    </style:style>
    <style:style style:name="Tabelle12" style:family="table">
      <style:table-properties style:width="17cm" table:align="margins" style:shadow="none" style:may-break-between-rows="false"/>
    </style:style>
    <style:style style:name="Tabelle12.A" style:family="table-column">
      <style:table-column-properties style:column-width="8.5cm" style:rel-column-width="32767*"/>
    </style:style>
    <style:style style:name="Tabelle12.B" style:family="table-column">
      <style:table-column-properties style:column-width="8.5cm" style:rel-column-width="32768*"/>
    </style:style>
    <style:style style:name="Tabelle12.A1" style:family="table-cell">
      <style:table-cell-properties fo:padding="0.097cm" fo:border-left="0.55pt solid #000000" fo:border-right="0.55pt solid #000000" fo:border-top="0.55pt solid #000000" fo:border-bottom="none"/>
    </style:style>
    <style:style style:name="Tabelle12.A2" style:family="table-cell">
      <style:table-cell-properties fo:padding="0.097cm" fo:border-left="0.55pt solid #000000" fo:border-right="none" fo:border-top="0.55pt solid #000000" fo:border-bottom="0.55pt solid #000000"/>
    </style:style>
    <style:style style:name="Tabelle12.B2" style:family="table-cell">
      <style:table-cell-properties fo:padding="0.097cm" fo:border-left="none" fo:border-right="0.55pt solid #000000" fo:border-top="0.55pt solid #000000" fo:border-bottom="0.55pt solid #000000"/>
    </style:style>
    <style:style style:name="Tabelle12.A3" style:family="table-cell">
      <style:table-cell-properties fo:padding="0.097cm" fo:border-left="0.55pt solid #000000" fo:border-right="none" fo:border-top="none" fo:border-bottom="0.55pt solid #000000"/>
    </style:style>
    <style:style style:name="Tabelle12.B3" style:family="table-cell">
      <style:table-cell-properties fo:padding="0.097cm" fo:border-left="none" fo:border-right="0.55pt solid #000000" fo:border-top="none" fo:border-bottom="0.55pt solid #000000"/>
    </style:style>
    <style:style style:name="Tabelle7" style:family="table">
      <style:table-properties style:width="17.027cm" fo:margin-left="-0.032cm" table:align="left"/>
    </style:style>
    <style:style style:name="Tabelle7.A" style:family="table-column">
      <style:table-column-properties style:column-width="8.527cm"/>
    </style:style>
    <style:style style:name="Tabelle7.B" style:family="table-column">
      <style:table-column-properties style:column-width="8.5cm"/>
    </style:style>
    <style:style style:name="Tabelle7.A1" style:family="table-cell">
      <style:table-cell-properties fo:padding="0.049cm" fo:border="none"/>
    </style:style>
    <style:style style:name="Tabelle8" style:family="table">
      <style:table-properties style:width="8.408cm" fo:margin-left="0cm" table:align="left"/>
    </style:style>
    <style:style style:name="Tabelle8.A" style:family="table-column">
      <style:table-column-properties style:column-width="8.408cm"/>
    </style:style>
    <style:style style:name="Tabelle8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elle10" style:family="table">
      <style:table-properties style:width="17.027cm" fo:margin-left="-0.032cm" table:align="left"/>
    </style:style>
    <style:style style:name="Tabelle10.A" style:family="table-column">
      <style:table-column-properties style:column-width="8.527cm"/>
    </style:style>
    <style:style style:name="Tabelle10.B" style:family="table-column">
      <style:table-column-properties style:column-width="8.5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8.408cm" fo:margin-left="0cm" table:align="left"/>
    </style:style>
    <style:style style:name="Tabelle11.A" style:family="table-column">
      <style:table-column-properties style:column-width="8.408cm"/>
    </style:style>
    <style:style style:name="Tabelle11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elle15" style:family="table">
      <style:table-properties style:width="17.027cm" fo:margin-left="-0.032cm" table:align="left"/>
    </style:style>
    <style:style style:name="Tabelle15.A" style:family="table-column">
      <style:table-column-properties style:column-width="8.527cm"/>
    </style:style>
    <style:style style:name="Tabelle15.B" style:family="table-column">
      <style:table-column-properties style:column-width="8.5cm"/>
    </style:style>
    <style:style style:name="Tabelle15.A1" style:family="table-cell">
      <style:table-cell-properties fo:padding="0.049cm" fo:border="none"/>
    </style:style>
    <style:style style:name="Tabelle16" style:family="table">
      <style:table-properties style:width="8.408cm" fo:margin-left="0cm" table:align="left"/>
    </style:style>
    <style:style style:name="Tabelle16.A" style:family="table-column">
      <style:table-column-properties style:column-width="8.408cm"/>
    </style:style>
    <style:style style:name="Tabelle16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elle18" style:family="table">
      <style:table-properties style:width="8.017cm" fo:margin-left="0.381cm" table:align="left"/>
    </style:style>
    <style:style style:name="Tabelle18.A" style:family="table-column">
      <style:table-column-properties style:column-width="4.366cm"/>
    </style:style>
    <style:style style:name="Tabelle18.B" style:family="table-column">
      <style:table-column-properties style:column-width="3.651cm"/>
    </style:style>
    <style:style style:name="Tabelle18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elle6" style:family="table">
      <style:table-properties style:width="17cm" table:align="margins" style:shadow="none" style:may-break-between-rows="false"/>
    </style:style>
    <style:style style:name="Tabelle6.A" style:family="table-column">
      <style:table-column-properties style:column-width="5.667cm" style:rel-column-width="21845*"/>
    </style:style>
    <style:style style:name="Tabelle6.B" style:family="table-column">
      <style:table-column-properties style:column-width="2.833cm" style:rel-column-width="10922*"/>
    </style:style>
    <style:style style:name="Tabelle6.C" style:family="table-column">
      <style:table-column-properties style:column-width="2.833cm" style:rel-column-width="10923*"/>
    </style:style>
    <style:style style:name="Tabelle6.A1" style:family="table-cell">
      <style:table-cell-properties fo:padding="0.097cm" fo:border-left="none" fo:border-right="none" fo:border-top="none" fo:border-bottom="0.55pt solid #000000"/>
    </style:style>
    <style:style style:name="Tabelle6.D1" style:family="table-cell">
      <style:table-cell-properties fo:padding="0.097cm" fo:border-left="0.55pt solid #000000" fo:border-right="none" fo:border-top="0.55pt solid #000000" fo:border-bottom="0.55pt solid #000000"/>
    </style:style>
    <style:style style:name="Tabelle6.E1" style:family="table-cell">
      <style:table-cell-properties fo:padding="0.097cm" fo:border-left="none" fo:border-right="0.55pt solid #000000" fo:border-top="0.55pt solid #000000" fo:border-bottom="0.55pt solid #000000"/>
    </style:style>
    <style:style style:name="Tabelle6.A2" style:family="table-cell">
      <style:table-cell-properties fo:padding="0.097cm" fo:border-left="0.55pt solid #000000" fo:border-right="0.55pt solid #000000" fo:border-top="none" fo:border-bottom="none"/>
    </style:style>
    <style:style style:name="Tabelle5" style:family="table">
      <style:table-properties style:width="16.806cm" table:align="margins" style:shadow="none"/>
    </style:style>
    <style:style style:name="Tabelle5.A" style:family="table-column">
      <style:table-column-properties style:column-width="5.602cm" style:rel-column-width="21845*"/>
    </style:style>
    <style:style style:name="Tabelle5.C" style:family="table-column">
      <style:table-column-properties style:column-width="2.801cm" style:rel-column-width="10922*"/>
    </style:style>
    <style:style style:name="Tabelle5.D" style:family="table-column">
      <style:table-column-properties style:column-width="2.801cm" style:rel-column-width="10923*"/>
    </style:style>
    <style:style style:name="Tabelle5.A1" style:family="table-cell">
      <style:table-cell-properties fo:padding="0.097cm" fo:border="none"/>
    </style:style>
    <style:style style:name="Tabelle13" style:family="table">
      <style:table-properties style:width="17cm" table:align="margins" style:shadow="none" style:may-break-between-rows="fals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none"/>
    </style:style>
    <style:style style:name="Tabelle13.A2" style:family="table-cell">
      <style:table-cell-properties fo:padding="0.097cm" fo:border="0.55pt solid #000000"/>
    </style:style>
    <style:style style:name="Tabelle19" style:family="table">
      <style:table-properties style:width="16.806cm" table:align="margins" style:shadow="none"/>
    </style:style>
    <style:style style:name="Tabelle19.A" style:family="table-column">
      <style:table-column-properties style:column-width="16.806cm" style:rel-column-width="65535*"/>
    </style:style>
    <style:style style:name="Tabelle19.A1" style:family="table-cell">
      <style:table-cell-properties fo:padding="0.097cm" fo:border="none"/>
    </style:style>
    <style:style style:name="Tabelle20" style:family="table">
      <style:table-properties style:width="16.417cm" fo:margin-left="0.381cm" table:align="left"/>
    </style:style>
    <style:style style:name="Tabelle20.A" style:family="table-column">
      <style:table-column-properties style:column-width="10.823cm"/>
    </style:style>
    <style:style style:name="Tabelle20.B" style:family="table-column">
      <style:table-column-properties style:column-width="5.593cm"/>
    </style:style>
    <style:style style:name="Tabelle20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P1" style:family="paragraph" style:parent-style-name="Table_20_Contents">
      <style:text-properties officeooo:rsid="000036b1" officeooo:paragraph-rsid="005c3461"/>
    </style:style>
    <style:style style:name="P2" style:family="paragraph" style:parent-style-name="Table_20_Contents">
      <style:paragraph-properties fo:text-align="end" style:justify-single-word="false"/>
      <style:text-properties officeooo:rsid="000036b1" officeooo:paragraph-rsid="005fe7d5"/>
    </style:style>
    <style:style style:name="P3" style:family="paragraph" style:parent-style-name="Table_20_Contents">
      <style:text-properties officeooo:rsid="000036b1" officeooo:paragraph-rsid="0066f828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weight="normal" officeooo:paragraph-rsid="005c3461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816558"/>
    </style:style>
    <style:style style:name="P8" style:family="paragraph" style:parent-style-name="Table_20_Contents">
      <style:paragraph-properties fo:text-align="end" style:justify-single-word="false"/>
      <style:text-properties officeooo:paragraph-rsid="00b62a32"/>
    </style:style>
    <style:style style:name="P9" style:family="paragraph" style:parent-style-name="Table_20_Contents">
      <style:paragraph-properties fo:text-align="end" style:justify-single-word="false"/>
      <style:text-properties officeooo:paragraph-rsid="00b01539"/>
    </style:style>
    <style:style style:name="P10" style:family="paragraph" style:parent-style-name="Table_20_Contents">
      <style:paragraph-properties fo:text-align="end" style:justify-single-word="false"/>
      <style:text-properties officeooo:paragraph-rsid="00d8d234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paragraph-rsid="008a8006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paragraph-rsid="00d8d234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0036b1" officeooo:paragraph-rsid="005ec160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b01539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paragraph-rsid="00b62a32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paragraph-rsid="00d8d234" style:font-weight-asian="bold" style:font-weight-complex="bold"/>
    </style:style>
    <style:style style:name="P18" style:family="paragraph" style:parent-style-name="Table_20_Contents">
      <style:text-properties fo:font-weight="bold" officeooo:paragraph-rsid="008a8006" style:font-weight-asian="bold" style:font-weight-complex="bold"/>
    </style:style>
    <style:style style:name="P19" style:family="paragraph" style:parent-style-name="Table_20_Contents">
      <style:text-properties fo:font-weight="bold" officeooo:paragraph-rsid="00d8d234" style:font-weight-asian="bold" style:font-weight-complex="bold"/>
    </style:style>
    <style:style style:name="P20" style:family="paragraph" style:parent-style-name="Table_20_Contents">
      <style:text-properties officeooo:paragraph-rsid="005c3461"/>
    </style:style>
    <style:style style:name="P21" style:family="paragraph" style:parent-style-name="Table_20_Contents">
      <style:paragraph-properties fo:text-align="end" style:justify-single-word="false"/>
      <style:text-properties fo:font-size="2pt" officeooo:rsid="000036b1" officeooo:paragraph-rsid="005fe7d5" style:font-size-asian="1.75pt" style:font-size-complex="2pt"/>
    </style:style>
    <style:style style:name="P2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text-properties style:font-name="Arial2"/>
    </style:style>
    <style:style style:name="P25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0c1f550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2" fo:font-size="10.5pt" fo:font-weight="bold" officeooo:paragraph-rsid="00c45d96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line-height="150%"/>
      <style:text-properties style:font-name="Arial2" fo:font-size="10.5pt" fo:font-weight="bold" officeooo:paragraph-rsid="00c45d96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line-height="150%"/>
      <style:text-properties style:font-name="Arial2" fo:font-size="10.5pt" fo:font-weight="bold" officeooo:paragraph-rsid="00d8d234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paragraph-rsid="005c3461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2pt" officeooo:rsid="000036b1" officeooo:paragraph-rsid="005fe7d5" style:font-size-asian="1.75pt" style:font-size-complex="2pt"/>
    </style:style>
    <style:style style:name="P31" style:family="paragraph" style:parent-style-name="Table_20_Contents">
      <style:paragraph-properties fo:margin-left="0.042cm" fo:margin-right="0cm" fo:text-indent="0cm" style:auto-text-indent="false"/>
      <style:text-properties officeooo:rsid="000036b1" officeooo:paragraph-rsid="005fe7d5"/>
    </style:style>
    <style:style style:name="P32" style:family="paragraph" style:parent-style-name="Table_20_Contents">
      <style:paragraph-properties fo:margin-left="0.041cm" fo:margin-right="0cm" fo:text-indent="0cm" style:auto-text-indent="false"/>
      <style:text-properties fo:font-weight="bold" officeooo:rsid="000036b1" officeooo:paragraph-rsid="005ec160" style:font-weight-asian="bold" style:font-weight-complex="bold"/>
    </style:style>
    <style:style style:name="P33" style:family="paragraph" style:parent-style-name="Table_20_Contents">
      <style:paragraph-properties fo:margin-left="0.041cm" fo:margin-right="0cm" fo:text-indent="0cm" style:auto-text-indent="false"/>
      <style:text-properties officeooo:rsid="000036b1" officeooo:paragraph-rsid="005fe7d5"/>
    </style:style>
    <style:style style:name="P34" style:family="paragraph" style:parent-style-name="Table_20_Contents">
      <style:paragraph-properties fo:margin-left="-0.101cm" fo:margin-right="-0.002cm" fo:text-indent="0cm" style:auto-text-indent="false"/>
      <style:text-properties fo:font-size="8pt" fo:font-style="normal" fo:font-weight="normal" officeooo:paragraph-rsid="005c3461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-0.101cm" fo:margin-right="-0.002cm" fo:text-align="start" style:justify-single-word="false" fo:text-indent="0cm" style:auto-text-indent="false"/>
      <style:text-properties fo:font-size="8pt" fo:font-style="normal" fo:font-weight="normal" officeooo:paragraph-rsid="00b0eb04" fo:background-color="#ffff99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-0.101cm" fo:margin-right="-0.002cm" fo:text-align="start" style:justify-single-word="false" fo:text-indent="0cm" style:auto-text-indent="false"/>
      <style:text-properties fo:font-size="8pt" fo:font-style="normal" fo:font-weight="normal" officeooo:paragraph-rsid="00cd21e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-0.101cm" fo:margin-right="-0.002cm" fo:text-align="start" style:justify-single-word="false" fo:text-indent="0cm" style:auto-text-indent="false"/>
      <style:text-properties fo:font-size="8pt" fo:font-style="normal" fo:font-weight="normal" officeooo:paragraph-rsid="00d8d23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5c3461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-0.078cm" fo:margin-right="-0.002cm" fo:text-align="start" style:justify-single-word="false" fo:text-indent="0cm" style:auto-text-indent="false"/>
      <style:text-properties fo:font-size="8pt" fo:font-style="normal" fo:font-weight="normal" officeooo:paragraph-rsid="00b0eb04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b0eb04" fo:background-color="#ffff99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cd21e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d8d23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text-properties officeooo:paragraph-rsid="0018cae3"/>
    </style:style>
    <style:style style:name="P44" style:family="paragraph" style:parent-style-name="Standard">
      <style:paragraph-properties fo:text-align="start" style:justify-single-word="false"/>
      <style:text-properties officeooo:paragraph-rsid="00b0eb04"/>
    </style:style>
    <style:style style:name="P45" style:family="paragraph" style:parent-style-name="Standard">
      <style:paragraph-properties fo:text-align="start" style:justify-single-word="false"/>
      <style:text-properties officeooo:paragraph-rsid="00d8d234"/>
    </style:style>
    <style:style style:name="P46" style:family="paragraph" style:parent-style-name="Standard">
      <style:text-properties officeooo:paragraph-rsid="00769e5d"/>
    </style:style>
    <style:style style:name="P47" style:family="paragraph" style:parent-style-name="Standard">
      <style:text-properties officeooo:paragraph-rsid="00ac6d50"/>
    </style:style>
    <style:style style:name="P48" style:family="paragraph" style:parent-style-name="Standard">
      <style:text-properties officeooo:paragraph-rsid="00ad480b"/>
    </style:style>
    <style:style style:name="P49" style:family="paragraph" style:parent-style-name="Standard">
      <style:text-properties officeooo:paragraph-rsid="00ae9710"/>
    </style:style>
    <style:style style:name="P50" style:family="paragraph" style:parent-style-name="Standard">
      <style:text-properties style:font-name-asian="Bitstream Vera Sans" style:font-name-complex="FreeSans" style:font-size-complex="16.1000003814697pt"/>
    </style:style>
    <style:style style:name="P51" style:family="paragraph" style:parent-style-name="Standard">
      <style:text-properties officeooo:paragraph-rsid="00d8d234"/>
    </style:style>
    <style:style style:name="P52" style:family="paragraph" style:parent-style-name="Heading_20_7">
      <style:text-properties officeooo:paragraph-rsid="00211a7d"/>
    </style:style>
    <style:style style:name="P53" style:family="paragraph" style:parent-style-name="Heading_20_7">
      <style:text-properties officeooo:paragraph-rsid="00b6c0f7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211a7d"/>
    </style:style>
    <style:style style:name="T2" style:family="text">
      <style:text-properties officeooo:rsid="0025d8d2"/>
    </style:style>
    <style:style style:name="T3" style:family="text">
      <style:text-properties officeooo:rsid="003fc73f"/>
    </style:style>
    <style:style style:name="T4" style:family="text">
      <style:text-properties officeooo:rsid="004271fa"/>
    </style:style>
    <style:style style:name="T5" style:family="text">
      <style:text-properties officeooo:rsid="00b6c0f7"/>
    </style:style>
    <style:style style:name="T6" style:family="text">
      <style:text-properties officeooo:rsid="00c1f550"/>
    </style:style>
    <style:style style:name="T7" style:family="text">
      <style:text-properties officeooo:rsid="00c45d96"/>
    </style:style>
    <style:style style:name="T8" style:family="text">
      <style:text-properties officeooo:rsid="00d7430c"/>
    </style:style>
    <style:style style:name="T9" style:family="text">
      <style:text-properties officeooo:rsid="00d96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setLang('de_DE')&gt;</text:placeholder></text:p>
      <text:p text:style-name="Standard"><text:text-input text:description="&lt;for each=&quot;o in objects&quot;&gt;">FOR EACH ACCOUNT STATEMENT</text:text-input></text:p>
      <text:p text:style-name="Standard"><text:text-input text:description="&lt;for each=&quot;stat in [statistic(o)]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Heading_20_1" text:outline-level="1">Kassenbuch (<text:text-input text:description="&lt;stateText(o)&gt;">STATE</text:text-input>)</text:h>
            <text:p text:style-name="P54"><text:text-input text:description="&lt;description(o)&gt;">DESCRIPTION</text:text-input></text:p>
            <text:p text:style-name="Standard"/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4">Bezeichnung:</text:p>
                </table:table-cell>
                <table:table-cell table:style-name="Tabelle1.B4" office:value-type="string">
                  <text:p text:style-name="Table_20_Contents"><text:text-input text:description="&lt;o.name&gt;">NAME</text:text-input></text:p>
                </table:table-cell>
              </table:table-row>
              <table:table-row>
                <table:table-cell table:style-name="Tabelle1.A4" office:value-type="string">
                  <text:p text:style-name="P4">Journal:</text:p>
                </table:table-cell>
                <table:table-cell table:style-name="Tabelle1.B4" office:value-type="string">
                  <text:p text:style-name="Table_20_Contents"><text:text-input text:description="&lt;o.journal_id and o.journal_id.name or ''&gt;">JOURNAL</text:text-input></text:p>
                </table:table-cell>
              </table:table-row>
              <table:table-row>
                <table:table-cell table:style-name="Tabelle1.A4" office:value-type="string">
                  <text:p text:style-name="P4">Mitarbeiter:</text:p>
                </table:table-cell>
                <table:table-cell table:style-name="Tabelle1.B4" office:value-type="string">
                  <text:p text:style-name="Table_20_Contents"><text:text-input text:description="&lt;o.user_id and o.user_id.name or ''&gt;">USER</text:text-input></text:p>
                </table:table-cell>
              </table:table-row>
              <table:table-row>
                <table:table-cell table:style-name="Tabelle1.A4" office:value-type="string">
                  <text:p text:style-name="P4">Periode:</text:p>
                </table:table-cell>
                <table:table-cell table:style-name="Tabelle1.B4" office:value-type="string">
                  <text:p text:style-name="Table_20_Contents"><text:text-input text:description="&lt;(o.period_id and o.period_id.name) or ''&gt;">PERIOD_ID</text:text-input></text:p>
                </table:table-cell>
              </table:table-row>
            </table:table>
            <text:p text:style-name="Standard"/>
            <text:p text:style-name="Standard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11">Anfangssaldo:</text:p>
                </table:table-cell>
                <table:table-cell table:style-name="Tabelle2.B1" office:value-type="string">
                  <text:p text:style-name="P6"><text:text-input text:description="&lt;formatLang(o.balance_start)&gt;">BALANCE_START</text:text-input> <text:text-input text:description="&lt;currency(o)&gt;">CUR</text:text-input></text:p>
                </table:table-cell>
                <table:table-cell table:style-name="Tabelle2.A1" office:value-type="string">
                  <text:p text:style-name="P11">Endsaldo:</text:p>
                </table:table-cell>
                <table:table-cell table:style-name="Tabelle2.B1" office:value-type="string">
                  <text:p text:style-name="P6"><text:text-input text:description="&lt;formatLang(o.balance_end_cash)&gt;">BALANCE_END</text:text-input> <text:text-input text:description="&lt;currency(o)&gt;">CUR</text:text-input></text:p>
                </table:table-cell>
              </table:table-row>
              <table:table-row>
                <table:table-cell table:style-name="Tabelle2.A2" table:number-columns-spanned="2" office:value-type="string">
                  <text:p text:style-name="Table_20_Contents"><text:text-input text:description="&lt;for each=&quot;line in o.starting_details_ids&quot;&gt;">FOR EACH LINE</text:text-input></text:p>
                  <table:table table:name="Tabelle3" table:style-name="Tabelle3">
                    <table:table-column table:style-name="Tabelle3.A"/>
                    <table:table-column table:style-name="Tabelle3.B"/>
                    <table:table-column table:style-name="Tabelle3.C"/>
                    <table:table-row>
                      <table:table-cell table:style-name="Tabelle3.A1" office:value-type="string">
                        <text:p text:style-name="P22"><text:text-input text:description="&lt;formatLang(line.pieces)&gt;">PIECES</text:text-input></text:p>
                      </table:table-cell>
                      <table:table-cell table:style-name="Tabelle3.A1" office:value-type="string">
                        <text:p text:style-name="P23"><text:text-input text:description="&lt;line.number&gt;">NUMBER</text:text-input></text:p>
                      </table:table-cell>
                      <table:table-cell table:style-name="Tabelle3.A1" office:value-type="string">
                        <text:p text:style-name="P22"><text:text-input text:description="&lt;formatLang(line.subtotal)&gt;">SUBTOTAL</text:text-input></text:p>
                      </table:table-cell>
                    </table:table-row>
                  </table:table>
                  <text:p text:style-name="Table_20_Contents"><text:text-input text:description="&lt;/for&gt;">END FOR</text:text-input></text:p>
                </table:table-cell>
                <table:covered-table-cell/>
                <table:table-cell table:style-name="Tabelle2.C2" table:number-columns-spanned="2" office:value-type="string">
                  <text:p text:style-name="Table_20_Contents"><text:text-input text:description="&lt;for each=&quot;line in o.ending_details_ids&quot;&gt;">FOR EACH LINE</text:text-input></text:p>
                  <table:table table:name="Tabelle4" table:style-name="Tabelle4">
                    <table:table-column table:style-name="Tabelle4.A" table:number-columns-repeated="3"/>
                    <table:table-row>
                      <table:table-cell table:style-name="Tabelle4.A1" office:value-type="string">
                        <text:p text:style-name="P22"><text:text-input text:description="&lt;formatLang(line.pieces)&gt;">PIECES</text:text-input></text:p>
                      </table:table-cell>
                      <table:table-cell table:style-name="Tabelle4.A1" office:value-type="string">
                        <text:p text:style-name="P23"><text:text-input text:description="&lt;line.number&gt;">NUMBER</text:text-input></text:p>
                      </table:table-cell>
                      <table:table-cell table:style-name="Tabelle4.A1" office:value-type="string">
                        <text:p text:style-name="P22"><text:text-input text:description="&lt;formatLang(line.subtotal)&gt;">SUBTOTAL</text:text-input></text:p>
                      </table:table-cell>
                    </table:table-row>
                  </table:table>
                  <text:p text:style-name="Table_20_Contents"><text:text-input text:description="&lt;/for&gt;">END FOR</text:text-input></text:p>
                </table:table-cell>
                <table:covered-table-cell/>
              </table:table-row>
              <table:table-row>
                <table:table-cell table:style-name="Tabelle2.A2" office:value-type="string">
                  <text:p text:style-name="Table_20_Contents">Einzahlung:</text:p>
                </table:table-cell>
                <table:table-cell table:style-name="Tabelle2.A2" office:value-type="string">
                  <text:p text:style-name="P6"><text:text-input text:description="&lt;formatLang(get_income_payment_sum(o).income)&gt;">INCOME</text:text-input> <text:text-input text:description="&lt;currency(o)&gt;">CUR</text:text-input></text:p>
                </table:table-cell>
                <table:table-cell table:style-name="Tabelle2.A2" office:value-type="string">
                  <text:p text:style-name="Table_20_Contents">Differenz:</text:p>
                </table:table-cell>
                <table:table-cell table:style-name="Tabelle2.C2" office:value-type="string">
                  <text:p text:style-name="P6"><text:text-input text:description="&lt;formatLang(o.balance_end_cash-(o.balance_start+(get_income_payment_sum(o).income+get_income_payment_sum(o).payment)))&gt;">DIFFERENCE</text:text-input> <text:text-input text:description="&lt;currency(o)&gt;">CUR</text:text-input></text:p>
                </table:table-cell>
              </table:table-row>
              <table:table-row>
                <table:table-cell table:style-name="Tabelle2.A2" office:value-type="string">
                  <text:p text:style-name="Table_20_Contents">Auszahlung:</text:p>
                </table:table-cell>
                <table:table-cell table:style-name="Tabelle2.A2" office:value-type="string">
                  <text:p text:style-name="P6"><text:text-input text:description="&lt;formatLang(get_income_payment_sum(o).payment)&gt;">PAYMENT</text:text-input> <text:text-input text:description="&lt;currency(o)&gt;">CUR</text:text-input></text:p>
                </table:table-cell>
                <table:table-cell table:style-name="Tabelle2.A2" office:value-type="string">
                  <text:p text:style-name="Table_20_Contents">Berechneter Saldo:</text:p>
                </table:table-cell>
                <table:table-cell table:style-name="Tabelle2.C2" office:value-type="string">
                  <text:p text:style-name="P6"><text:text-input text:description="&lt;formatLang(o.balance_start+get_income_payment_sum(o).income+get_income_payment_sum(o).payment)&gt;">BALANCE_END_CALCULATED</text:text-input> <text:text-input text:description="&lt;currency(o)&gt;">CUR</text:text-input></text:p>
                </table:table-cell>
              </table:table-row>
            </table:table>
            <text:p text:style-name="P50"/>
          </table:table-cell>
        </table:table-row>
      </table:table>
      <text:p text:style-name="Standard"/>
      <text:h text:style-name="P52" text:outline-level="7"><text:span text:style-name="T1">Transaktionen</text:span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table:number-columns-spanned="2" office:value-type="string">
            <text:p text:style-name="P3"><text:text-input text:description="&lt;for each=&quot;expense in stat.expense&quot;&gt;">FOR EACH EXPENS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20"><text:text-input text:description="&lt;expense.name&gt;">NAME</text:text-input></text:p>
                </table:table-cell>
                <table:table-cell table:style-name="Tabelle7.A1" office:value-type="string">
                  <table:table table:name="Tabelle8" table:style-name="Tabelle8">
                    <table:table-column table:style-name="Tabelle8.A"/>
                    <table:table-row>
                      <table:table-cell table:style-name="Tabelle8.A1" office:value-type="string">
                        <text:p text:style-name="P5"><text:text-input text:description="&lt;formatLang(expense.sum)&gt;">SUM</text:text-input> <text:text-input text:description="&lt;currency(o)&gt;">CUR</text:text-input></text:p>
                      </table:table-cell>
                    </table:table-row>
                  </table:table>
                  <text:p text:style-name="P20"/>
                </table:table-cell>
              </table:table-row>
            </table:table>
            <text:p text:style-name="P1"><text:span text:style-name="T1"><text:text-input text:description="&lt;/for&gt;">END FOR</text:text-input></text:span></text:p>
            <text:p text:style-name="P1"><text:text-input text:description="&lt;for each=&quot;income in stat.income&quot;&gt;">FOR EACH INCOME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20"><text:text-input text:description="&lt;income.name&gt;">NAME</text:text-input></text:p>
                </table:table-cell>
                <table:table-cell table:style-name="Tabelle10.A1" office:value-type="string">
                  <table:table table:name="Tabelle11" table:style-name="Tabelle11">
                    <table:table-column table:style-name="Tabelle11.A"/>
                    <table:table-row>
                      <table:table-cell table:style-name="Tabelle11.A1" office:value-type="string">
                        <text:p text:style-name="P5"><text:text-input text:description="&lt;formatLang(income.sum)&gt;">SUM</text:text-input> <text:text-input text:description="&lt;currency(o)&gt;">CUR</text:text-input></text:p>
                      </table:table-cell>
                    </table:table-row>
                  </table:table>
                  <text:p text:style-name="P20"/>
                </table:table-cell>
              </table:table-row>
            </table:table>
            <text:p text:style-name="P1"><text:span text:style-name="T1"><text:text-input text:description="&lt;/for&gt;">END FOR</text:text-input></text:span></text:p>
            <text:p text:style-name="P20"><text:text-input text:description="&lt;for each=&quot;tax_stat in stat.tax_statistic&quot;&gt;">FOR EACH TAX_STAT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0"><text:text-input text:description="&lt;tax_stat.name&gt;">NAME</text:text-input></text:p>
                </table:table-cell>
                <table:table-cell table:style-name="Tabelle15.A1" office:value-type="string">
                  <table:table table:name="Tabelle16" table:style-name="Tabelle16">
                    <table:table-column table:style-name="Tabelle16.A"/>
                    <table:table-row>
                      <table:table-cell table:style-name="Tabelle16.A1" office:value-type="string">
                        <text:p text:style-name="P5"><text:text-input text:description="&lt;formatLang(tax_stat.sum)&gt;">SUM</text:text-input> <text:text-input text:description="&lt;currency(o)&gt;">CUR</text:text-input></text:p>
                      </table:table-cell>
                    </table:table-row>
                  </table:table>
                  <text:p text:style-name="P20"/>
                </table:table-cell>
              </table:table-row>
            </table:table>
            <text:p text:style-name="P29"><text:text-input text:description="&lt;for each=&quot;detail in tax_stat.detail&quot;&gt;">FOR EACH DETAIL</text:text-input></text:p>
            <table:table table:name="Tabelle18" table:style-name="Tabelle18">
              <table:table-column table:style-name="Tabelle18.A"/>
              <table:table-column table:style-name="Tabelle18.B"/>
              <table:table-row>
                <table:table-cell table:style-name="Tabelle18.A1" office:value-type="string">
                  <text:p text:style-name="P34"><text:text-input text:description="&lt;detail.name&gt;">NAME</text:text-input></text:p>
                </table:table-cell>
                <table:table-cell table:style-name="Tabelle18.A1" office:value-type="string">
                  <text:p text:style-name="P38"><text:text-input text:description="&lt;formatLang(detail.total)&gt;">TOTAL</text:text-input> <text:text-input text:description="&lt;currency(o)&gt;">CUR</text:text-input></text:p>
                </table:table-cell>
              </table:table-row>
            </table:table>
            <text:p text:style-name="P29"><text:text-input text:description="&lt;/for&gt;">END FOR</text:text-input></text:p>
            <text:p text:style-name="P29"><text:text-input text:description="&lt;/for&gt;">END FOR</text:text-input></text:p>
          </table:table-cell>
          <table:covered-table-cell/>
        </table:table-row>
        <table:table-row>
          <table:table-cell table:style-name="Tabelle12.A2" office:value-type="string">
            <text:p text:style-name="P32"><text:span text:style-name="T3">Saldo</text:span></text:p>
          </table:table-cell>
          <table:table-cell table:style-name="Tabelle12.B2" office:value-type="string">
            <text:p text:style-name="P14"><text:text-input text:description="&lt;formatLang(stat.turnover)&gt;">TURNOVER</text:text-input> <text:text-input text:description="&lt;currency(o)&gt;">CUR</text:text-input></text:p>
          </table:table-cell>
        </table:table-row>
        <table:table-row>
          <table:table-cell table:style-name="Tabelle12.A3" office:value-type="string">
            <text:p text:style-name="P33"><text:span text:style-name="T2">Summe Erlöse</text:span></text:p>
            <text:p text:style-name="P30"><text:span text:style-name="T2"/></text:p>
            <text:p text:style-name="P31"><text:span text:style-name="T2">Summe Gutschriften</text:span></text:p>
          </table:table-cell>
          <table:table-cell table:style-name="Tabelle12.B3" office:value-type="string">
            <text:p text:style-name="P2"><text:text-input text:description="&lt;formatLang(stat.income_sum)&gt;">INCOME SUM</text:text-input> <text:text-input text:description="&lt;currency(o)&gt;">CUR</text:text-input></text:p>
            <text:p text:style-name="P21"/>
            <text:p text:style-name="P2"><text:text-input text:description="&lt;formatLang(stat.refund_sum)&gt;">REFUND SUM</text:text-input> <text:text-input text:description="&lt;currency(o)&gt;">CUR</text:text-input></text:p>
          </table:table-cell>
        </table:table-row>
      </table:table>
      <text:p text:style-name="P43"><text:text-input text:description="&lt;/for&gt;">END FOR</text:text-input></text:p>
      <text:p text:style-name="P43"/>
      <text:p text:style-name="P4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B"/>
        <table:table-column table:style-name="Tabelle6.C"/>
        <table:table-row>
          <table:table-cell table:style-name="Tabelle6.A1" office:value-type="string">
            <text:p text:style-name="P27"><text:span text:style-name="T7">Zahlungen nach Journal</text:span></text:p>
          </table:table-cell>
          <table:table-cell table:style-name="Tabelle6.A1" table:number-columns-spanned="2" office:value-type="string">
            <text:p text:style-name="P24"/>
          </table:table-cell>
          <table:covered-table-cell/>
          <table:table-cell table:style-name="Tabelle6.D1" office:value-type="string">
            <text:p text:style-name="P25"><text:span text:style-name="T6">Einzahlungen</text:span></text:p>
          </table:table-cell>
          <table:table-cell table:style-name="Tabelle6.E1" office:value-type="string">
            <text:p text:style-name="P25"><text:span text:style-name="T6">Auszahlungen</text:span></text:p>
          </table:table-cell>
        </table:table-row>
        <table:table-row>
          <table:table-cell table:style-name="Tabelle6.A2" table:number-columns-spanned="5" office:value-type="string">
            <text:p text:style-name="P47"><text:text-input text:description="&lt;for each=&quot;payment in payment_per_journal(o)&quot;&gt;">FOR EACH PAYMENT PER JOURNAL</text:text-input></text:p>
            <table:table table:name="Tabelle5" table:style-name="Tabelle5">
              <table:table-column table:style-name="Tabelle5.A" table:number-columns-repeated="2"/>
              <table:table-column table:style-name="Tabelle5.C"/>
              <table:table-column table:style-name="Tabelle5.D"/>
              <table:table-row>
                <table:table-cell table:style-name="Tabelle5.A1" office:value-type="string">
                  <text:p text:style-name="P15"><text:text-input text:description="&lt;payment.journal_name&gt;">JOURNAL_NAME</text:text-input></text:p>
                </table:table-cell>
                <table:table-cell table:style-name="Tabelle5.A1" office:value-type="string">
                  <text:p text:style-name="P9"><text:text-input text:description="&lt;payment.name&gt;">NAME</text:text-input></text:p>
                </table:table-cell>
                <table:table-cell table:style-name="Tabelle5.A1" office:value-type="string">
                  <text:p text:style-name="P7"><text:text-input text:description="&lt;formatLang(payment.debit)&gt;">DEBIT</text:text-input> <text:text-input text:description="&lt;currency(o)&gt;">CUR</text:text-input></text:p>
                </table:table-cell>
                <table:table-cell table:style-name="Tabelle5.A1" office:value-type="string">
                  <text:p text:style-name="P7"><text:text-input text:description="&lt;formatLang(payment.credit)&gt;">CREDIT</text:text-input> <text:text-input text:description="&lt;currency(o)&gt;">CUR</text:text-input></text:p>
                </table:table-cell>
              </table:table-row>
            </table:table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6.D1" table:number-columns-spanned="2" office:value-type="string">
            <text:p text:style-name="P18"><text:span text:style-name="T4">Saldo</text:span></text:p>
          </table:table-cell>
          <table:covered-table-cell/>
          <table:table-cell table:style-name="Tabelle6.E1" table:number-columns-spanned="3" office:value-type="string">
            <text:p text:style-name="P12"><text:text-input text:description="&lt;formatLang(get_journal_sum(o))&gt;">SUM</text:text-input> <text:text-input text:description="&lt;currency(o)&gt;">CUR</text:text-input></text:p>
          </table:table-cell>
          <table:covered-table-cell/>
          <table:covered-table-cell/>
        </table:table-row>
      </table:table>
      <text:p text:style-name="P46"/>
      <text:p text:style-name="P51"/>
      <table:table table:name="Tabelle13" table:style-name="Tabelle13">
        <table:table-column table:style-name="Tabelle13.A"/>
        <text:soft-page-break/>
        <table:table-row>
          <table:table-cell table:style-name="Tabelle13.A1" office:value-type="string">
            <text:p text:style-name="P28"><text:span text:style-name="T7">Zahlungen nach Journal </text:span><text:span text:style-name="T9">im Detail</text:span></text:p>
          </table:table-cell>
        </table:table-row>
        <table:table-row>
          <table:table-cell table:style-name="Tabelle13.A2" office:value-type="string">
            <text:p text:style-name="P51"><text:text-input text:description="&lt;for each=&quot;payment in payment_per_journal(o)&quot;&gt;">FOR EACH PAYMENT PER JOURNAL</text:text-input></text:p>
            <text:p text:style-name="P51"><text:text-input text:description="&lt;if test=&quot;payment.detail&quot;&gt;">IF PAYMENT_DETAIL</text:text-input></text:p>
            <table:table table:name="Tabelle19" table:style-name="Tabelle19">
              <table:table-column table:style-name="Tabelle19.A"/>
              <table:table-row>
                <table:table-cell table:style-name="Tabelle19.A1" office:value-type="string">
                  <text:p text:style-name="P17"><text:text-input text:description="&lt;payment.journal_name&gt;">JOURNAL_NAME</text:text-input></text:p>
                </table:table-cell>
              </table:table-row>
            </table:table>
            <text:p text:style-name="P45"><text:text-input text:description="&lt;for each=&quot;pdetail in payment.detail&quot;&gt;">FOR EACH P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7"><text:text-input text:description="&lt;pdetail.name&gt;">NAME</text:text-input></text:p>
                </table:table-cell>
                <table:table-cell table:style-name="Tabelle20.A1" office:value-type="string">
                  <text:p text:style-name="P42"><text:text-input text:description="&lt;formatLang(pdetail.amount)&gt;">TOTAL</text:text-input> <text:text-input text:description="&lt;currency(o)&gt;">CUR</text:text-input></text:p>
                </table:table-cell>
              </table:table-row>
            </table:table>
            <text:p text:style-name="P45"><text:text-input text:description="&lt;/for&gt;">END FOR</text:text-input></text:p>
            <text:p text:style-name="P51"><text:text-input text:description="&lt;/if&gt;">END IF</text:text-input></text:p>
            <text:p text:style-name="P51"><text:text-input text:description="&lt;/for&gt;">END FOR</text:text-input></text:p>
          </table:table-cell>
        </table:table-row>
      </table:table>
      <text:p text:style-name="P51"><text:span text:style-name="T8"/></text:p>
      <text:p text:style-name="P46"/>
      <text:p text:style-name="P4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/>
    <style:font-face style:name="Arial2" svg:font-family="Arial" style:font-family-generic="swiss"/>
    <style:font-face style:name="Arial1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9:16:22</meta:creation-date>
    <dc:date>2013-04-11T15:34:17</dc:date>
    <meta:editing-duration>P1DT2H40M54S</meta:editing-duration>
    <meta:editing-cycles>430</meta:editing-cycles>
    <meta:generator>LibreOffice/3.6$Linux_X86_64 LibreOffice_project/360m1$Build-2</meta:generator>
    <dc:creator>edwin </dc:creator>
    <meta:document-statistic meta:table-count="18" meta:image-count="0" meta:object-count="0" meta:page-count="2" meta:paragraph-count="81" meta:word-count="150" meta:character-count="898" meta:non-whitespace-character-count="829"/>
  </office:meta>
</office:document-meta>
</file>